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2]/255" office:value-type="float" office:value="0.564705882352941" calcext:value-type="float">
            <text:p>0.564705882352941</text:p>
          </table:table-cell>
          <table:table-cell table:formula="of:=[.B2]/255" office:value-type="float" office:value="0.0470588235294118" calcext:value-type="float">
            <text:p>0.0470588235294118</text:p>
          </table:table-cell>
          <table:table-cell table:formula="of:=[.C2]/255" office:value-type="float" office:value="0.247058823529412" calcext:value-type="float">
            <text:p>0.2470588235294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5]/255" office:value-type="float" office:value="0.780392156862745" calcext:value-type="float">
            <text:p>0.780392156862745</text:p>
          </table:table-cell>
          <table:table-cell table:formula="of:=[.B5]/255" office:value-type="float" office:value="0" calcext:value-type="float">
            <text:p>0</text:p>
          </table:table-cell>
          <table:table-cell table:formula="of:=[.C5]/255" office:value-type="float" office:value="0.223529411764706" calcext:value-type="float">
            <text:p>0.2235294117647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8]/255" office:value-type="float" office:value="1" calcext:value-type="float">
            <text:p>1</text:p>
          </table:table-cell>
          <table:table-cell table:formula="of:=[.B8]/255" office:value-type="float" office:value="0.341176470588235" calcext:value-type="float">
            <text:p>0.341176470588235</text:p>
          </table:table-cell>
          <table:table-cell table:formula="of:=[.C8]/255" office:value-type="float" office:value="0.2" calcext:value-type="float">
            <text:p>0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1]/255" office:value-type="float" office:value="0.854901960784314" calcext:value-type="float">
            <text:p>0.854901960784314</text:p>
          </table:table-cell>
          <table:table-cell table:formula="of:=[.B11]/255" office:value-type="float" office:value="0.968627450980392" calcext:value-type="float">
            <text:p>0.968627450980392</text:p>
          </table:table-cell>
          <table:table-cell table:formula="of:=[.C11]/255" office:value-type="float" office:value="0.650980392156863" calcext:value-type="float">
            <text:p>0.650980392156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22:42:21.525695148</meta:creation-date>
    <dc:date>2021-11-28T23:38:43.735274720</dc:date>
    <meta:editing-duration>PT36M1S</meta:editing-duration>
    <meta:editing-cycles>1</meta:editing-cycles>
    <meta:document-statistic meta:table-count="1" meta:cell-count="24" meta:object-count="0"/>
    <meta:generator>LibreOffice/7.2.2.2$Linux_X86_64 LibreOffice_project/02b2acce88a210515b4a5bb2e46cbfb63fe97d56</meta:generator>
  </office:meta>
</office:document-meta>
</file>